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line-height="115%"/>
    </style:style>
    <style:style style:name="P3" style:family="paragraph" style:parent-style-name="Standard">
      <style:paragraph-properties fo:line-height="150%"/>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9"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0"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12"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13" style:family="paragraph" style:parent-style-name="Standard">
      <loext:graphic-properties draw:fill="solid" draw:fill-color="#ffffff"/>
      <style:paragraph-properties fo:margin-top="0in" fo:margin-bottom="0.1665in" loext:contextual-spacing="false" fo:line-height="100%" fo:background-color="#ffffff"/>
    </style:style>
    <style:style style:name="P14" style:family="paragraph" style:parent-style-name="Heading_20_1">
      <style:paragraph-properties fo:break-before="page"/>
    </style:style>
    <style:style style:name="P15" style:family="paragraph" style:parent-style-name="Title" style:master-page-name="Standard">
      <style:paragraph-properties fo:text-align="center" style:justify-single-word="false" style:page-number="1"/>
    </style:style>
    <style:style style:name="P16" style:family="paragraph" style:parent-style-name="Heading_20_3">
      <style:paragraph-properties fo:line-height="150%"/>
    </style:style>
    <style:style style:name="P17" style:family="paragraph" style:parent-style-name="Heading_20_3" style:list-style-name="WWNum1">
      <style:paragraph-properties fo:margin-left="0.5in" fo:margin-right="0in" fo:text-indent="-0.25in" style:auto-text-indent="false"/>
    </style:style>
    <style:style style:name="P18" style:family="paragraph" style:parent-style-name="Subtitle">
      <style:paragraph-properties fo:text-align="center" style:justify-single-word="false"/>
    </style:style>
    <style:style style:name="T1" style:family="text">
      <style:text-properties fo:font-style="italic" style:font-style-asian="italic"/>
    </style:style>
    <style:style style:name="T2" style:family="text">
      <style:text-properties fo:font-style="italic" style:text-underline-style="none" style:font-style-asian="italic"/>
    </style:style>
    <style:style style:name="T3" style:family="text">
      <style:text-properties fo:color="#1155cc" fo:font-style="italic" style:text-underline-style="solid" style:text-underline-width="auto" style:text-underline-color="font-color" style:font-style-asian="italic"/>
    </style:style>
    <style:style style:name="T4" style:family="text">
      <style:text-properties fo:color="#1155cc" fo:font-size="11pt" fo:font-style="italic" style:text-underline-style="solid" style:text-underline-width="auto" style:text-underline-color="font-color" style:font-size-asian="11pt" style:font-style-asian="italic" style:font-size-complex="11pt"/>
    </style:style>
    <style:style style:name="T5" style:family="text">
      <style:text-properties fo:color="#1155cc" style:text-underline-style="solid" style:text-underline-width="auto" style:text-underline-color="font-color" fo:font-weight="bold" style:font-weight-asian="bold"/>
    </style:style>
    <style:style style:name="T6" style:family="text">
      <style:text-properties fo:font-size="11pt" fo:font-style="italic" style:font-size-asian="11pt" style:font-style-asian="italic" style:font-size-complex="11pt"/>
    </style:style>
    <style:style style:name="T7" style:family="text">
      <style:text-properties fo:font-size="11pt" style:font-size-asian="11pt" style:font-size-complex="11pt"/>
    </style:style>
    <style:style style:name="T8" style:family="text">
      <style:text-properties fo:color="#222222" fo:font-style="italic" style:font-style-asian="italic"/>
    </style:style>
    <style:style style:name="T9" style:family="text">
      <style:text-properties fo:font-weight="bold" style:font-weight-asian="bold"/>
    </style:style>
    <style:style style:name="T10" style:family="text">
      <style:text-properties fo:color="#2429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tb6g1ut0a273"/>ACT2019 School: Call for Participation</text:p>
      <text:p text:style-name="P18"><text:bookmark text:name="_3lu2gwp31ydx"/>Oxford, UK. <text:s text:c="3"/>2019 <text:s text:c="3"/>July 22 – 26</text:p>
      <text:p text:style-name="Standard"/>
      <text:p text:style-name="Standard"/>
      <text:p text:style-name="Standard">Dear scientists, mathematicians, linguists, philosophers, and hackers,</text:p>
      <text:p text:style-name="Standard"/>
      <text:p text:style-name="Standard">We are writing to let you know about a fantastic opportunity to learn about the emerging interdisciplinary field of applied category theory from some of its leading researchers at the ACT2019 School. <text:s text:c="5"/>The school will begin in February 2019 and culminate in a meeting in Oxford, July 22-26. <text:s/>Applications are due on January 30.</text:p>
      <text:p text:style-name="Standard"/>
      <text:p text:style-name="Standard">Applied category theory is a topic of interest for a growing community of researchers, interested in studying systems of all sorts using category-theoretic tools. <text:s/>These systems are found in the natural sciences and social sciences, as well as in computer science, linguistics, and engineering. <text:s/>The background and experience of our community’s members is as varied as the systems being studied. <text:s/></text:p>
      <text:p text:style-name="Standard"/>
      <text:p text:style-name="Standard">The goal of the ACT2019 School is to help grow this community by pairing ambitious young researchers together with established researchers in order to work on questions, problems, and conjectures in applied category theory.</text:p>
      <text:p text:style-name="Standard"/>
      <text:p text:style-name="Standard"/>
      <text:p text:style-name="Heading_20_1"><text:bookmark text:name="_awb6yhkgcy1p"/>Who should apply</text:p>
      <text:p text:style-name="Standard"/>
      <text:p text:style-name="Standard">Anyone from anywhere who is interested in applying category-theoretic <text:s/>methods to problems outside of pure mathematics. This is emphatically not restricted to math students, but one should be comfortable working with mathematics. Knowledge of basic category-theoretic language—the definition of monoidal category for example— is encouraged. </text:p>
      <text:p text:style-name="Standard"/>
      <text:p text:style-name="Standard">We will consider advanced undergraduates, PhD students, and post-docs. We ask that you commit to the full program as laid out below.</text:p>
      <text:p text:style-name="Standard"/>
      <text:p text:style-name="Standard">Instructions for how to apply can be found below the research topic descriptions.</text:p>
      <text:p text:style-name="P14"><text:bookmark text:name="_mnmkaaw07dmx"/>Senior research mentors and their topics</text:p>
      <text:p text:style-name="Standard"/>
      <text:p text:style-name="Standard">Below is a list of the senior researchers, each of whom describes a research project that their team will pursue, as well as the background reading that will be studied between now and July 2019.</text:p>
      <text:p text:style-name="Standard"/>
      <text:p text:style-name="Heading_20_2"><text:bookmark text:name="_rhobmlpcobkm"/>Miriam Backens</text:p>
      <text:p text:style-name="Heading_20_3"><text:bookmark text:name="_rxbylao9n78h"/>Title: </text:p>
      <text:p text:style-name="Standard"><text:span text:style-name="T1">Simplifying quantum circuits using the ZX-calculus</text:span></text:p>
      <text:p text:style-name="Heading_20_3"><text:bookmark text:name="_czowa984hd8u"/>Description:</text:p>
      <text:p text:style-name="Standard"><text:span text:style-name="T1">The ZX-calculus is a graphical calculus based on the category-theoretical formulation of quantum mechanics. <text:s/>A complete set of graphical rewrite rules is known for the</text:span></text:p>
      <text:p text:style-name="Standard"><text:span text:style-name="T1">ZX-calculus, but not for quantum circuits over any universal gate set. <text:s/>In this project, we aim to develop new strategies for using the ZX-calculus to simplify quantum circuits.</text:span></text:p>
      <text:p text:style-name="Heading_20_3"><text:bookmark text:name="_tidbz3ao2asz"/>Background reading:</text:p>
      <text:p text:style-name="Standard"><text:span text:style-name="T1">1. Matthes Amy, Jianxin Chen, Neil Ross. A finite presentation of CNOT-Dihedral</text:span></text:p>
      <text:p text:style-name="Standard"><text:span text:style-name="T1"><text:s text:c="3"/>operators. [[</text:span><text:a xlink:type="simple" xlink:href="https://arxiv.org/abs/1701.00140" text:style-name="ListLabel_20_37" text:visited-style-name="ListLabel_20_37"><text:span text:style-name="T3">https://arxiv.org/abs/1701.00140</text:span></text:a><text:span text:style-name="T1">]]</text:span></text:p>
      <text:p text:style-name="Standard"><text:span text:style-name="T1">2. Miriam Backens. The ZX-calculus is complete for stabiliser quantum mechanics. [[</text:span><text:a xlink:type="simple" xlink:href="https://arxiv.org/abs/1307.7025" text:style-name="ListLabel_20_37" text:visited-style-name="ListLabel_20_37"><text:span text:style-name="T3">https://arxiv.org/abs/1307.7025</text:span></text:a><text:span text:style-name="T1">]]</text:span></text:p>
      <text:p text:style-name="Standard"/>
      <text:p text:style-name="Heading_20_2"><text:bookmark text:name="_7dljes4cmd9p"/>Tobias Fritz</text:p>
      <text:p text:style-name="Heading_20_3"><text:bookmark text:name="_hi3htbsv8ko1"/>Title: </text:p>
      <text:p text:style-name="Standard"><text:span text:style-name="T1">Partial evaluations, the bar construction, and second-order stochastic dominance</text:span></text:p>
      <text:p text:style-name="Heading_20_3"><text:bookmark text:name="_qrmu931r90q5"/>Description:</text:p>
      <text:p text:style-name="Standard"><text:span text:style-name="T1">We all know that 2+2+1+1 evaluates to 6. A less familiar notion is that it can *partially evaluate* to 5+1. <text:s/>In this project, we aim to study the compositional structure of partial evaluation in terms of monads and the bar construction and see what this has to do with financial risk via second-order stochastic dominance.</text:span></text:p>
      <text:p text:style-name="Heading_20_3"><text:bookmark text:name="_rhy69qtm6nb7"/>Background reading:</text:p>
      <text:p text:style-name="Standard"><text:soft-page-break/><text:span text:style-name="T1">1. Tobias Fritz, Paolo Perrone. Monads, partial evaluations, and rewriting. https://arxiv.org/abs/1810.06037</text:span></text:p>
      <text:p text:style-name="Standard"><text:span text:style-name="T1">2. Maria Manuel Clementino, Dirk Hofmann, George Janelidze. The monads of classical algebra are seldom weakly cartesian. [[https://link.springer.com/article/10.1007/s40062-013-0063-2]]</text:span></text:p>
      <text:p text:style-name="Standard"><text:span text:style-name="T1">3. Todd Trimble. On the bar construction. [[</text:span><text:a xlink:type="simple" xlink:href="https://golem.ph.utexas.edu/category/2007/05/on_the_bar_construction.html" text:style-name="ListLabel_20_37" text:visited-style-name="ListLabel_20_37"><text:span text:style-name="T3">https://golem.ph.utexas.edu/category/2007/05/on_the_bar_construction.html</text:span></text:a><text:span text:style-name="T1">]]</text:span></text:p>
      <text:p text:style-name="Standard"/>
      <text:p text:style-name="Heading_20_2"><text:bookmark text:name="_cqp0i428i8o2"/>Pieter Hofstra</text:p>
      <text:p text:style-name="Heading_20_3"><text:bookmark text:name="_muawyxl93n9f"/>Title:</text:p>
      <text:p text:style-name="Standard"><text:span text:style-name="T1">Complexity classes, computation, and Turing categories</text:span></text:p>
      <text:p text:style-name="Heading_20_3"><text:bookmark text:name="_8yhmb48lpb1b"/>Description:</text:p>
      <text:p text:style-name="Standard"><text:span text:style-name="T1">Turing categories form a categorical setting for studying computability without bias towards any particular model of computation. It is not currently clear, however, that Turing categories are useful to study practical aspects of computation such as complexity. This project revolves around the systematic study of step-based computation in the form of stack-machines, the resulting Turing categories, and complexity classes. <text:s/>This will involve a study of the interplay between traced monoidal structure and computation. We will explore the idea of stack machines qua programming languages, investigate the expressive power, and tie this to complexity theory. We will also consider questions such as the following: can we characterize Turing categories arising from stack machines? Is there an initial such category? How does this structure relate to other categorical structures associated with computability?</text:span></text:p>
      <text:p text:style-name="Heading_20_3"><text:bookmark text:name="_sxqo0vgy9s46"/>Background reading:</text:p>
      <text:list xml:id="list337458706" text:style-name="WWNum3">
        <text:list-item>
          <text:p text:style-name="P4"><text:span text:style-name="T1">J.R.B. Cockett, P.J.W. Hofstra. Introduction to Turing categories. APAL, Vol 156, pp 183-209, 2008. <text:s/>[[https://www.sciencedirect.com/science/article/pii/S0168007208000948]]</text:span></text:p>
        </text:list-item>
        <text:list-item>
          <text:p text:style-name="P4"><text:span text:style-name="T1">J.R.B. Cockett, P.J.W. Hofstra, P. Hrubes. Total maps of Turing categories. ENTCS (Proc. of MFPS XXX), pp 129-146, 2014. <text:s/>[[https://www.sciencedirect.com/science/article/pii/S1571066114000759]]</text:span></text:p>
        </text:list-item>
        <text:list-item>
          <text:p text:style-name="P4"><text:span text:style-name="T1"><text:s/>A. Joyal, R. Street, D. Verity. Traced monoidal categories. Mat. Proc. Cam. Phil. Soc. 3, pp. 447-468, 1996. [[https://pdfs.semanticscholar.org/c232/37a187d026b8130d98c09187b8ba4f611c40.pdf]]</text:span></text:p>
        </text:list-item>
      </text:list>
      <text:p text:style-name="Standard"/>
      <text:p text:style-name="Heading_20_2"><text:bookmark text:name="_e6ox95hemj2m"/>Bartosz Milewski</text:p>
      <text:p text:style-name="Heading_20_3"><text:bookmark text:name="_11arym5hv44f"/>Title: </text:p>
      <text:p text:style-name="Standard"><text:span text:style-name="T1">Traversal optics and profunctors</text:span></text:p>
      <text:p text:style-name="Heading_20_3"><text:bookmark text:name="_mp2wg545zo1z"/>Description:</text:p>
      <text:p text:style-name="Standard"><text:span text:style-name="T1">In functional programming, optics are ways to zoom into a specific part of a given data type and mutate it. <text:s/>Optics come in many flavors such as lenses and prisms and there is a well-studied categorical viewpoint, known as profunctor optics. <text:s/>Of all the optic types, only the traversal has resisted a derivation from first principles into a profunctor description. <text:s/>This project aims to do just this.</text:span></text:p>
      <text:p text:style-name="Heading_20_3"><text:bookmark text:name="_rmm6ufwgxos"/>Background reading:</text:p>
      <text:list xml:id="list3232298452" text:style-name="WWNum1">
        <text:list-item>
          <text:p text:style-name="P17"><text:bookmark text:name="_nhpquham9m3x"/><text:span text:style-name="T6">Bartosz Milewski. Profunctor optics, categorical View. [[</text:span><text:a xlink:type="simple" xlink:href="https://bartoszmilewski.com/2017/07/07/profunctor-optics-the-categorical-view/" text:style-name="ListLabel_20_38" text:visited-style-name="ListLabel_20_38"><text:span text:style-name="T4">https://bartoszmilewski.com/2017/07/07/profunctor-optics-the-categorical-view/</text:span></text:a><text:span text:style-name="T6">]]</text:span></text:p>
        </text:list-item>
      </text:list>
      <text:p text:style-name="P7"><text:soft-page-break/><text:span text:style-name="T1">2. Craig Pastro, Ross Street. Doubles for monoidal categories. [[</text:span><text:a xlink:type="simple" xlink:href="https://arxiv.org/abs/0711.1859" text:style-name="ListLabel_20_37" text:visited-style-name="ListLabel_20_37"><text:span text:style-name="T3">https://arxiv.org/abs/0711.1859</text:span></text:a><text:span text:style-name="T1">]]</text:span></text:p>
      <text:p text:style-name="P1"/>
      <text:p text:style-name="Heading_20_2"><text:bookmark text:name="_gbf0aw13uzd3"/>Mehrnoosh Sadrzadeh</text:p>
      <text:p text:style-name="Heading_20_3"><text:bookmark text:name="_7mzy5nfkg33z"/>Title: </text:p>
      <text:p text:style-name="Standard"><text:span text:style-name="T1">Formal and experimental methods to reason about dialogue and discourse using categorical models of vector spaces</text:span></text:p>
      <text:p text:style-name="Heading_20_3"><text:bookmark text:name="_rukse5zv2ad"/>Description: </text:p>
      <text:p text:style-name="Standard"><text:span text:style-name="T1">Distributional semantics argues that meanings of words can be represented by the frequency of their co-occurrences in context. A model extending distributional semantics from words to sentences has a categorical interpretation via Lambek's syntactic calculus or pregroups. In this project, we intend to further extend</text:span></text:p>
      <text:p text:style-name="Standard"><text:span text:style-name="T1">this model to reason about dialogue and discourse utterances where people interrupt each other, there are references that need to be resolved, disfluencies, pauses, and corrections. Additionally, we would like to design experiments and run toy models to verify predictions of the developed models. </text:span></text:p>
      <text:p text:style-name="Heading_20_3"><text:bookmark text:name="_w2rdq5hgz5t5"/>Background reading: </text:p>
      <text:p text:style-name="Standard"><text:span text:style-name="T1">1. Gerhard Jager. <text:s/>A multi-modal analysis of anaphora and ellipsis. University of Pennsylvania Working Papers in Linguistics 5(2), p. 2, 1998. <text:s/>[[http://citeseerx.ist.psu.edu/viewdoc/summary?doi=10.1.1.53.7214]]</text:span></text:p>
      <text:p text:style-name="Standard"><text:span text:style-name="T1">2. <text:s/>Matthew Purver, Ronnie Cann, Ruth Kempson. Grammars as parsers: <text:s text:c="3"/>Meeting the dialogue challenge. Research on Language and Computation, 4(2-3):289–326, 2006. <text:s/>[[http://www.eecs.qmul.ac.uk/~mpurver/papers/purver-et-al06rolc.pdf]]</text:span></text:p>
      <text:p text:style-name="Standard"/>
      <text:p text:style-name="Heading_20_2"><text:bookmark text:name="_3vdaq94wwwtg"/>David Spivak</text:p>
      <text:p text:style-name="P16"><text:bookmark text:name="_7b5qd3jfj3ff"/>Title: </text:p>
      <text:p text:style-name="P3"><text:span text:style-name="T1">Toward a mathematical foundation for autopoiesis</text:span></text:p>
      <text:p text:style-name="Heading_20_3"><text:bookmark text:name="_1lg7vy1ndrzu"/>Description:</text:p>
      <text:p text:style-name="P2"><text:span text:style-name="T1">An autopoietic organization—anything from a living animal to a political party to a football team—is a system that is responsible for adapting and changing itself, so as to persist as events unfold. We want to develop mathematical abstractions that are suitable to found a scientific study of autopoietic organizations. To do this, we’ll begin by using behavioral mereology and graphical logic to frame a discussion of autopoeisis, most of all what it is and how it can be best conceived. </text:span><text:span text:style-name="T8">We do not expect to complete this ambitious objective; we hope only to make progress toward it.</text:span></text:p>
      <text:p text:style-name="P16"><text:bookmark text:name="_b83du6ll9uqi"/>Background reading:</text:p>
      <text:p text:style-name="P3"><text:span text:style-name="T8">1. Fong, Myers, Spivak. Behavioral mereology. <text:s/>[[</text:span><text:a xlink:type="simple" xlink:href="https://arxiv.org/abs/1811.00420" text:style-name="ListLabel_20_37" text:visited-style-name="ListLabel_20_37"><text:span text:style-name="T3">https://arxiv.org/abs/1811.00420</text:span></text:a><text:span text:style-name="T8">.]]</text:span></text:p>
      <text:p text:style-name="P3"><text:span text:style-name="T8">2. Fong, Spivak. Graphical regular logic. <text:s/>[[</text:span><text:a xlink:type="simple" xlink:href="http://arxiv.org/abs/1812.05765" text:style-name="ListLabel_20_37" text:visited-style-name="ListLabel_20_37"><text:span text:style-name="T3">http://arxiv.org/abs/1812.05765</text:span></text:a><text:span text:style-name="T8">]]. </text:span></text:p>
      <text:p text:style-name="P3"><text:span text:style-name="T8">3. Luhmann. Organization and Decision, CUP. (Preface)</text:span></text:p>
      <text:p text:style-name="Standard"><text:soft-page-break/></text:p>
      <text:p text:style-name="Heading_20_1"><text:bookmark text:name="_b1zmxzn0jbeg"/>School structure</text:p>
      <text:p text:style-name="Standard"/>
      <text:p text:style-name="Standard">All of the participants will be divided up into groups corresponding to the projects. <text:s/>A group will consist of several students, a senior researcher, and a TA. Between January and June, we will have a reading course devoted to building the background necessary to meaningfully participate in the projects. Specifically, two weeks are devoted to each paper from the reading list. During this two week period, everybody will read the paper and contribute to discussion in a private online chat forum. <text:s/>There will be a TA serving as a domain expert and moderating this discussion. In the middle of the two week period, the group corresponding to the paper will give a presentation via video conference. <text:s/>At the end of the two week period, this group will compose a blog entry on this background reading that will be posted to the n-category cafe.</text:p>
      <text:p text:style-name="Standard"/>
      <text:p text:style-name="Standard">After all of the papers have been presented, there will be a two-week visit to Oxford University from 15 – 26 July 2019. <text:s/>The second week is solely for participants of the ACT2019 School. Groups will work together on research projects, led by the senior researchers. <text:s/></text:p>
      <text:p text:style-name="Standard"/>
      <text:p text:style-name="Standard">The first week of this visit is the ACT2019 Conference, where the wider applied category theory community will arrive to share new ideas and results. It is not part of the school, but there is a great deal of overlap and participation is very much encouraged. The school should prepare students to be able to follow the conference presentations to a reasonable degree. </text:p>
      <text:p text:style-name="Heading_20_1"><text:bookmark text:name="_3gixaujk2bhv"/>To apply</text:p>
      <text:p text:style-name="Standard"/>
      <text:p text:style-name="Standard">To apply, please send the following to <text:a xlink:type="simple" xlink:href="mailto:act2019school@gmail.com" text:style-name="ListLabel_20_39" text:visited-style-name="ListLabel_20_39"><text:span text:style-name="T5">act2019school@gmail.com</text:span></text:a><text:span text:style-name="T9"> </text:span>by January 30:</text:p>
      <text:p text:style-name="Standard"/>
      <text:list xml:id="list125969919" text:style-name="WWNum2">
        <text:list-item>
          <text:p text:style-name="P5"><text:span text:style-name="T10">Your CV</text:span></text:p>
        </text:list-item>
        <text:list-item>
          <text:p text:style-name="P5"><text:span text:style-name="T10">A document with:</text:span></text:p>
          <text:list>
            <text:list-item>
              <text:p text:style-name="P8"><text:span text:style-name="T10">An explanation of any relevant background you have in category theory or any of the specific projects areas</text:span></text:p>
            </text:list-item>
            <text:list-item>
              <text:p text:style-name="P8"><text:span text:style-name="T10">The date you completed or expect to complete your Ph.D and a one-sentence summary of its subject matter.</text:span></text:p>
            </text:list-item>
            <text:list-item>
              <text:p text:style-name="P8"><text:span text:style-name="T10">Order of project preference</text:span></text:p>
            </text:list-item>
            <text:list-item>
              <text:p text:style-name="P8"><text:span text:style-name="T10">To what extent can you commit to coming to Oxford (availability of funding is uncertain at this time)</text:span></text:p>
            </text:list-item>
          </text:list>
        </text:list-item>
        <text:list-item>
          <text:p text:style-name="P5"><text:span text:style-name="T10">A brief statement (~300 words) on why you are interested in the ACT2019 School. Some prompts:</text:span></text:p>
          <text:list>
            <text:list-item>
              <text:p text:style-name="P8"><text:span text:style-name="T10">how can this school contribute to your research goals?</text:span></text:p>
            </text:list-item>
            <text:list-item>
              <text:p text:style-name="P11"><text:span text:style-name="T10">how can this school help in your career?</text:span></text:p>
            </text:list-item>
          </text:list>
        </text:list-item>
      </text:list>
      <text:p text:style-name="P13"><text:soft-page-break/><text:span text:style-name="T10">Also have sent on your behalf to </text:span><text:a xlink:type="simple" xlink:href="mailto:act2019school@gmail.com" text:style-name="ListLabel_20_39" text:visited-style-name="ListLabel_20_39"><text:span text:style-name="T5">act2019school@gmail.com</text:span></text:a><text:span text:style-name="T9"> </text:span>a<text:span text:style-name="T10"> brief letter of recommendation confirming any of the following:</text:span></text:p>
      <text:list xml:id="list955950236" text:style-name="WWNum4">
        <text:list-item>
          <text:list>
            <text:list-item>
              <text:p text:style-name="P9"><text:span text:style-name="T10">your background</text:span></text:p>
            </text:list-item>
            <text:list-item>
              <text:p text:style-name="P9"><text:span text:style-name="T10">ACT2019 School's relevance to your research/career</text:span></text:p>
            </text:list-item>
            <text:list-item>
              <text:p text:style-name="P12"><text:span text:style-name="T10">your research experience</text:span></text:p>
            </text:list-item>
          </text:list>
        </text:list-item>
      </text:list>
      <text:p text:style-name="Heading_20_1"><text:bookmark text:name="_jr8u647d6k19"/>Questions?</text:p>
      <text:p text:style-name="Standard"/>
      <text:p text:style-name="Standard">For more information, contact either</text:p>
      <text:p text:style-name="Standard">- Daniel Cicala. cicala (at) math (dot) ucr (dot) edu</text:p>
      <text:p text:style-name="Standard">- Jules Hedges. julian (dot) hedges (at) cs (dot) ox (dot) ac (dot) u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tyle="italic" style:text-underline-style="solid" style:text-underline-width="auto" style:text-underline-color="font-color"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fo:font-size="11pt" fo:font-style="italic" style:text-underline-style="solid" style:text-underline-width="auto" style:text-underline-color="font-color" style:font-size-asian="11pt" style:font-style-asian="italic" style:font-size-complex="11pt"/>
    </style:style>
    <style:style style:name="ListLabel_20_39" style:display-name="ListLabel 39" style:family="text">
      <style:text-properties fo:color="#1155cc" style:text-underline-style="solid" style:text-underline-width="auto" style:text-underline-color="font-color"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9" meta:word-count="1504" meta:character-count="10405" meta:non-whitespace-character-count="8951"/>
    <meta:generator>LibreOfficeDev/6.0.5.2$Linux_X86_64 LibreOffice_project/</meta:generator>
  </office:meta>
</office:document-meta>
</file>